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000000" draw:marker-start-width="0.8cm" draw:marker-end-width="0.8cm" draw:fill="solid" draw:fill-color="#ffffff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35cm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0.712cm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cm" svg:y1="7.8cm" svg:x2="19.4cm" svg:y2="7.8cm">
          <text:p/>
        </draw:line>
        <draw:g>
          <draw:line draw:style-name="gr1" draw:text-style-name="P1" draw:layer="layout" svg:x1="4.6cm" svg:y1="3.6cm" svg:x2="23.6cm" svg:y2="3.6cm">
            <text:p/>
          </draw:line>
          <draw:line draw:style-name="gr1" draw:text-style-name="P1" draw:layer="layout" svg:x1="4.6cm" svg:y1="3.2cm" svg:x2="4.6cm" svg:y2="4cm">
            <text:p/>
          </draw:line>
          <draw:line draw:style-name="gr1" draw:text-style-name="P1" draw:layer="layout" svg:x1="23.6cm" svg:y1="3.2cm" svg:x2="23.6cm" svg:y2="4cm">
            <text:p/>
          </draw:line>
        </draw:g>
        <draw:frame draw:style-name="gr2" draw:text-style-name="P2" draw:layer="layout" svg:width="4.6cm" svg:height="1.062cm" svg:x="11.6cm" svg:y="3cm">
          <draw:text-box>
            <text:p>Node</text:p>
          </draw:text-box>
        </draw:frame>
        <draw:frame draw:style-name="gr2" draw:text-style-name="P2" draw:layer="layout" svg:width="4.6cm" svg:height="1.062cm" svg:x="11.6cm" svg:y="7.262cm">
          <draw:text-box>
            <text:p>List</text:p>
          </draw:text-box>
        </draw:frame>
        <draw:frame draw:style-name="gr2" draw:text-style-name="P2" draw:layer="layout" svg:width="4.6cm" svg:height="1.062cm" svg:x="2.8cm" svg:y="1.138cm">
          <draw:text-box>
            <text:p>List</text:p>
          </draw:text-box>
        </draw:frame>
        <draw:custom-shape draw:style-name="gr3" draw:text-style-name="P1" draw:layer="layout" svg:width="1.2cm" svg:height="1.2cm" svg:x="5.4cm" svg:y="3cm">
          <text:p text:style-name="P3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20.4cm" svg:y="3cm">
          <text:p text:style-name="P3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5.6cm" svg:x2="18.6cm" svg:y2="5.6cm">
          <text:p/>
        </draw:line>
        <draw:custom-shape draw:style-name="gr3" draw:text-style-name="P1" draw:layer="layout" svg:width="1.2cm" svg:height="1.2cm" svg:x="13.4cm" svg:y="5cm">
          <text:p text:style-name="P3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4cm" svg:y1="3.601cm" svg:x2="7.54cm" svg:y2="7.8cm">
          <text:p/>
        </draw:line>
        <draw:line draw:style-name="gr1" draw:text-style-name="P1" draw:layer="layout" svg:x1="8.2cm" svg:y1="3.6cm" svg:x2="8.2cm" svg:y2="5.6cm">
          <text:p/>
        </draw:line>
        <draw:line draw:style-name="gr1" draw:text-style-name="P1" draw:layer="layout" svg:x1="18.6cm" svg:y1="3.6cm" svg:x2="18.6cm" svg:y2="5.6cm">
          <text:p/>
        </draw:line>
        <draw:line draw:style-name="gr1" draw:text-style-name="P1" draw:layer="layout" svg:x1="19.4cm" svg:y1="3.601cm" svg:x2="19.4cm" svg:y2="7.8cm">
          <text:p/>
        </draw:line>
        <draw:g>
          <draw:line draw:style-name="gr1" draw:text-style-name="P1" draw:layer="layout" svg:x1="4.4cm" svg:y1="13.8cm" svg:x2="23.4cm" svg:y2="13.8cm">
            <text:p/>
          </draw:line>
          <draw:line draw:style-name="gr1" draw:text-style-name="P1" draw:layer="layout" svg:x1="4.4cm" svg:y1="13.4cm" svg:x2="4.4cm" svg:y2="14.2cm">
            <text:p/>
          </draw:line>
          <draw:line draw:style-name="gr1" draw:text-style-name="P1" draw:layer="layout" svg:x1="23.4cm" svg:y1="13.4cm" svg:x2="23.4cm" svg:y2="14.2cm">
            <text:p/>
          </draw:line>
        </draw:g>
        <draw:frame draw:style-name="gr4" draw:text-style-name="P2" draw:layer="layout" svg:width="3cm" svg:height="1.062cm" svg:x="8.6cm" svg:y="13.2cm">
          <draw:text-box>
            <text:p>Key</text:p>
          </draw:text-box>
        </draw:frame>
        <draw:frame draw:style-name="gr2" draw:text-style-name="P2" draw:layer="layout" svg:width="4.6cm" svg:height="1.062cm" svg:x="3.2cm" svg:y="10.8cm">
          <draw:text-box>
            <text:p>Node</text:p>
          </draw:text-box>
        </draw:frame>
        <draw:custom-shape draw:style-name="gr3" draw:text-style-name="P1" draw:layer="layout" svg:width="1.2cm" svg:height="1.2cm" svg:x="5.2cm" svg:y="13.2cm">
          <text:p text:style-name="P3">{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20.2cm" svg:y="13.2cm">
          <text:p text:style-name="P3">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15.8cm" svg:x2="18.4cm" svg:y2="15.8cm">
          <text:p/>
        </draw:line>
        <draw:custom-shape draw:style-name="gr3" draw:text-style-name="P1" draw:layer="layout" svg:width="1.2cm" svg:height="1.2cm" svg:x="13.2cm" svg:y="15.2cm">
          <text:p text:style-name="P3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13.8cm" svg:x2="8cm" svg:y2="15.8cm">
          <text:p/>
        </draw:line>
        <draw:line draw:style-name="gr1" draw:text-style-name="P1" draw:layer="layout" svg:x1="18.4cm" svg:y1="13.8cm" svg:x2="18.4cm" svg:y2="15.8cm">
          <text:p/>
        </draw:line>
        <draw:frame draw:style-name="gr4" draw:text-style-name="P2" draw:layer="layout" svg:width="3cm" svg:height="1.062cm" svg:x="14.8cm" svg:y="13.2cm">
          <draw:text-box>
            <text:p>Value</text:p>
          </draw:text-box>
        </draw:frame>
        <draw:custom-shape draw:style-name="gr3" draw:text-style-name="P1" draw:layer="layout" svg:width="1.2cm" svg:height="1.2cm" svg:x="12.8cm" svg:y="13.2cm">
          <text:p text:style-name="P3"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-Dieter Klotz</meta:initial-creator>
    <meta:creation-date>2019-02-16T09:34:01.698000000</meta:creation-date>
    <dc:date>2019-02-16T09:55:55.112000000</dc:date>
    <dc:creator>Wolf-Dieter Klotz</dc:creator>
    <meta:editing-duration>PT1M18S</meta:editing-duration>
    <meta:editing-cycles>1</meta:editing-cycles>
    <meta:document-statistic meta:object-count="53"/>
    <meta:generator>LibreOffice/5.4.7.2$Windows_X86_64 LibreOffice_project/c838ef25c16710f8838b1faec480ebba495259d0</meta:generator>
  </office:meta>
</office:document-meta>
</file>